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039" officeooo:paragraph-rsid="00064039"/>
    </style:style>
    <style:style style:name="T1" style:family="text">
      <style:text-properties officeooo:rsid="0006b6d1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083b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cebox</text:span> : brimstone : <text:a xlink:type="simple" xlink:href="https://www.instagram.com/reel/C_0a1aSPcNr/utm_source=ig_web_copy_link&amp;igsh=MzRlODBiNWFlZA" text:style-name="Internet_20_link" text:visited-style-name="Visited_20_Internet_20_Link">https://www.instagram.com/reel/C_0a1aSPcNr/utm_source=ig_web_copy_link&amp;igsh=MzRlODBiNWFlZA</text:a>==</text:p>
      <text:p text:style-name="P1"><text:tab/>gecko :</text:p>
      <text:p text:style-name="P1"><text:a xlink:type="simple" xlink:href="https://www.instagram.com/reel/C_qG2R1O8k5/?utm_source=ig_web_copy_link&amp;igsh=MzRlODBiNWFlZA" text:style-name="Internet_20_link" text:visited-style-name="Visited_20_Internet_20_Link">https://www.instagram.com/reel/C_qG2R1O8k5/?utm_source=ig_web_copy_link&amp;igsh=MzRlODBiNWFlZA</text:a>==</text:p>
      <text:p text:style-name="P1"><text:tab/>Sova :</text:p>
      <text:p text:style-name="P1"><text:a xlink:type="simple" xlink:href="https://www.instagram.com/reel/C_DqtMsNn09/?utm_source=ig_web_copy_link&amp;igsh=MzRlODBiNWFlZA" text:style-name="Internet_20_link" text:visited-style-name="Visited_20_Internet_20_Link">https://www.instagram.com/reel/C_DqtMsNn09/?utm_source=ig_web_copy_link&amp;igsh=MzRlODBiNWFlZA</text:a>==</text:p>
      <text:p text:style-name="P1"><text:a xlink:type="simple" xlink:href="https://www.instagram.com/reel/C-ZTwUVOSXn/?utm_source=ig_web_copy_link&amp;igsh=MzRlODBiNWFlZA" text:style-name="Internet_20_link" text:visited-style-name="Visited_20_Internet_20_Link">https://www.instagram.com/reel/C-ZTwUVOSXn/?utm_source=ig_web_copy_link&amp;igsh=MzRlODBiNWFlZA</text:a>==</text:p>
      <text:p text:style-name="P1"><text:a xlink:type="simple" xlink:href="https://www.instagram.com/reel/C-79ZLBIbvw/?utm_source=ig_web_copy_link&amp;igsh=MzRlODBiNWFlZA" text:style-name="Internet_20_link" text:visited-style-name="Visited_20_Internet_20_Link">https://www.instagram.com/reel/C-79ZLBIbvw/?utm_source=ig_web_copy_link&amp;igsh=MzRlODBiNWFlZA</text:a>==</text:p>
      <text:p text:style-name="P1"><text:a xlink:type="simple" xlink:href="https://www.instagram.com/reel/DAIzgU5yDY0/?utm_source=ig_web_copy_link&amp;igsh=MzRlODBiNWFlZA" text:style-name="Internet_20_link" text:visited-style-name="Visited_20_Internet_20_Link">https://www.instagram.com/reel/DAIzgU5yDY0/?utm_source=ig_web_copy_link&amp;igsh=MzRlODBiNWFlZA</text:a>==</text:p>
      <text:p text:style-name="P1"><text:tab/><text:span text:style-name="T3">Yoru :</text:span></text:p>
      <text:p text:style-name="P1"><text:a xlink:type="simple" xlink:href="https://www.instagram.com/reel/DAtVVwzKhDY/?utm_source=ig_web_copy_link&amp;igsh=MzRlODBiNWFlZA" text:style-name="Internet_20_link" text:visited-style-name="Visited_20_Internet_20_Link">https://www.instagram.com/reel/DAtVVwzKhDY/?utm_source=ig_web_copy_link&amp;igsh=MzRlODBiNWFlZA</text:a>==</text:p>
      <text:p text:style-name="P1"/>
      <text:p text:style-name="P1"><text:span text:style-name="T2">Ascent</text:span> : <text:span text:style-name="T3">S</text:span>age :</text:p>
      <text:p text:style-name="P1"><text:a xlink:type="simple" xlink:href="https://www.instagram.com/reel/C9lIRFBJrij/?utm_source=ig_web_copy_link&amp;igsh=MzRlODBiNWFlZA" text:style-name="Internet_20_link" text:visited-style-name="Visited_20_Internet_20_Link">https://www.instagram.com/reel/C9lIRFBJrij/?utm_source=ig_web_copy_link&amp;igsh=MzRlODBiNWFlZA</text:a>==</text:p>
      <text:p text:style-name="P1"><text:tab/>Deadlock :</text:p>
      <text:p text:style-name="P1"><text:a xlink:type="simple" xlink:href="https://www.instagram.com/reel/DA3X8VmAHRF/?utm_source=ig_web_copy_link&amp;igsh=MzRlODBiNWFlZA" text:style-name="Internet_20_link" text:visited-style-name="Visited_20_Internet_20_Link">https://www.instagram.com/reel/DA3X8VmAHRF/?utm_source=ig_web_copy_link&amp;igsh=MzRlODBiNWFlZA</text:a>==</text:p>
      <text:p text:style-name="P1"><text:a xlink:type="simple" xlink:href="https://www.instagram.com/reel/DA_cAONSZxk/?utm_source=ig_web_copy_link&amp;igsh=MzRlODBiNWFlZA" text:style-name="Internet_20_link" text:visited-style-name="Visited_20_Internet_20_Link">https://www.instagram.com/reel/DA_cAONSZxk/?utm_source=ig_web_copy_link&amp;igsh=MzRlODBiNWFlZA</text:a>==</text:p>
      <text:p text:style-name="P1"><text:tab/>Sova : </text:p>
      <text:p text:style-name="P1"><text:a xlink:type="simple" xlink:href="https://www.instagram.com/reel/C_k6FoWNiuR/?utm_source=ig_web_copy_link&amp;igsh=MzRlODBiNWFlZA" text:style-name="Internet_20_link" text:visited-style-name="Visited_20_Internet_20_Link">https://www.instagram.com/reel/C_k6FoWNiuR/?utm_source=ig_web_copy_link&amp;igsh=MzRlODBiNWFlZA</text:a>==</text:p>
      <text:p text:style-name="P1"><text:a xlink:type="simple" xlink:href="https://www.instagram.com/reel/DAjArgNMWVC/?utm_source=ig_web_copy_link&amp;igsh=MzRlODBiNWFlZA" text:style-name="Internet_20_link" text:visited-style-name="Visited_20_Internet_20_Link">https://www.instagram.com/reel/DAjArgNMWVC/?utm_source=ig_web_copy_link&amp;igsh=MzRlODBiNWFlZA</text:a>==</text:p>
      <text:p text:style-name="P1"><text:a xlink:type="simple" xlink:href="https://www.instagram.com/reel/DAg4fJci5Qw/?utm_source=ig_web_copy_link&amp;igsh=MzRlODBiNWFlZA" text:style-name="Internet_20_link" text:visited-style-name="Visited_20_Internet_20_Link">https://www.instagram.com/reel/DAg4fJci5Qw/?utm_source=ig_web_copy_link&amp;igsh=MzRlODBiNWFlZA</text:a>==</text:p>
      <text:p text:style-name="P1"><text:a xlink:type="simple" xlink:href="https://www.instagram.com/reel/C-pQyyyJEL7/?utm_source=ig_web_copy_link&amp;igsh=MzRlODBiNWFlZA" text:style-name="Internet_20_link" text:visited-style-name="Visited_20_Internet_20_Link">https://www.instagram.com/reel/C-pQyyyJEL7/?utm_source=ig_web_copy_link&amp;igsh=MzRlODBiNWFlZA</text:a>==</text:p>
      <text:p text:style-name="P1"><text:a xlink:type="simple" xlink:href="https://www.instagram.com/reel/DBRkRPItK3t/?utm_source=ig_web_copy_link&amp;igsh=MzRlODBiNWFlZA" text:style-name="Internet_20_link" text:visited-style-name="Visited_20_Internet_20_Link">https://www.instagram.com/reel/DBRkRPItK3t/?utm_source=ig_web_copy_link&amp;igsh=MzRlODBiNWFlZA</text:a>==</text:p>
      <text:p text:style-name="P1"><text:tab/><text:span text:style-name="T1">Kayo :</text:span></text:p>
      <text:p text:style-name="P1"><text:a xlink:type="simple" xlink:href="https://www.instagram.com/reel/DAmIBtNpj1u/?utm_source=ig_web_copy_link&amp;igsh=MzRlODBiNWFlZA" text:style-name="Internet_20_link" text:visited-style-name="Visited_20_Internet_20_Link">https://www.instagram.com/reel/DAmIBtNpj1u/?utm_source=ig_web_copy_link&amp;igsh=MzRlODBiNWFlZA</text:a>==</text:p>
      <text:p text:style-name="P1"><text:tab/><text:span text:style-name="T3">Brimstone :</text:span></text:p>
      <text:p text:style-name="P1"><text:a xlink:type="simple" xlink:href="https://www.instagram.com/reel/C_nfKQeNvuk/?utm_source=ig_web_copy_link&amp;igsh=MzRlODBiNWFlZA" text:style-name="Internet_20_link" text:visited-style-name="Visited_20_Internet_20_Link">https://www.instagram.com/reel/C_nfKQeNvuk/?utm_source=ig_web_copy_link&amp;igsh=MzRlODBiNWFlZA</text:a>==</text:p>
      <text:p text:style-name="P1"><text:tab/><text:span text:style-name="T3">Gecko :</text:span></text:p>
      <text:p text:style-name="P1"><text:a xlink:type="simple" xlink:href="https://www.instagram.com/reel/C_0JI-NObqU/?utm_source=ig_web_copy_link&amp;igsh=MzRlODBiNWFlZA" text:style-name="Internet_20_link" text:visited-style-name="Visited_20_Internet_20_Link">https://www.instagram.com/reel/C_0JI-NObqU/?utm_source=ig_web_copy_link&amp;igsh=MzRlODBiNWFlZA</text:a>==</text:p>
      <text:p text:style-name="P1"><text:tab/><text:span text:style-name="T3">Cypher :</text:span></text:p>
      <text:p text:style-name="P1"><text:a xlink:type="simple" xlink:href="https://www.instagram.com/reel/DBIY4ZiIIai/?utm_source=ig_web_copy_link&amp;igsh=MzRlODBiNWFlZA" text:style-name="Internet_20_link" text:visited-style-name="Visited_20_Internet_20_Link">https://www.instagram.com/reel/DBIY4ZiIIai/?utm_source=ig_web_copy_link&amp;igsh=MzRlODBiNWFlZA</text:a>==</text:p>
      <text:p text:style-name="P1"><text:tab/><text:span text:style-name="T3">Killjoy + Vyse :</text:span></text:p>
      <text:p text:style-name="P1"><text:a xlink:type="simple" xlink:href="https://www.instagram.com/reel/C_uRW9ltidY/?utm_source=ig_web_copy_link&amp;igsh=MzRlODBiNWFlZA" text:style-name="Internet_20_link" text:visited-style-name="Visited_20_Internet_20_Link"><text:soft-page-break/>https://www.instagram.com/reel/C_uRW9ltidY/?utm_source=ig_web_copy_link&amp;igsh=MzRlODBiNWFlZA</text:a>==</text:p>
      <text:p text:style-name="P1"><text:tab/><text:span text:style-name="T3">Harbor :</text:span></text:p>
      <text:p text:style-name="P1"><text:a xlink:type="simple" xlink:href="https://www.instagram.com/reel/C9jp10FxU99/?utm_source=ig_web_copy_link&amp;igsh=MzRlODBiNWFlZA" text:style-name="Internet_20_link" text:visited-style-name="Visited_20_Internet_20_Link">https://www.instagram.com/reel/C9jp10FxU99/?utm_source=ig_web_copy_link&amp;igsh=MzRlODBiNWFlZA</text:a>==</text:p>
      <text:p text:style-name="P1"/>
      <text:p text:style-name="P1"><text:span text:style-name="T2">Haven </text:span>: Sova</text:p>
      <text:p text:style-name="P1"><text:a xlink:type="simple" xlink:href="https://www.instagram.com/reel/C8UPjU3JEeo/?utm_source=ig_web_copy_link&amp;igsh=MzRlODBiNWFlZA" text:style-name="Internet_20_link" text:visited-style-name="Visited_20_Internet_20_Link">https://www.instagram.com/reel/C8UPjU3JEeo/?utm_source=ig_web_copy_link&amp;igsh=MzRlODBiNWFlZA</text:a>==</text:p>
      <text:p text:style-name="P1"><text:a xlink:type="simple" xlink:href="https://www.instagram.com/reel/C9KB_tqKYwO/?utm_source=ig_web_copy_link&amp;igsh=MzRlODBiNWFlZA" text:style-name="Internet_20_link" text:visited-style-name="Visited_20_Internet_20_Link">https://www.instagram.com/reel/C9KB_tqKYwO/?utm_source=ig_web_copy_link&amp;igsh=MzRlODBiNWFlZA</text:a>==</text:p>
      <text:p text:style-name="P1"><text:a xlink:type="simple" xlink:href="https://www.instagram.com/reel/DBCzgpBoVYa/?utm_source=ig_web_copy_link&amp;igsh=MzRlODBiNWFlZA" text:style-name="Internet_20_link" text:visited-style-name="Visited_20_Internet_20_Link">https://www.instagram.com/reel/DBCzgpBoVYa/?utm_source=ig_web_copy_link&amp;igsh=MzRlODBiNWFlZA</text:a>==</text:p>
      <text:p text:style-name="P1"><text:a xlink:type="simple" xlink:href="https://www.instagram.com/reel/C-7co89xhwI/?utm_source=ig_web_copy_link&amp;igsh=MzRlODBiNWFlZA" text:style-name="Internet_20_link" text:visited-style-name="Visited_20_Internet_20_Link">https://www.instagram.com/reel/C-7co89xhwI/?utm_source=ig_web_copy_link&amp;igsh=MzRlODBiNWFlZA</text:a>==</text:p>
      <text:p text:style-name="P1"><text:a xlink:type="simple" xlink:href="https://www.instagram.com/reel/DACX4m5Nwfx/?utm_source=ig_web_copy_link&amp;igsh=MzRlODBiNWFlZA" text:style-name="Internet_20_link" text:visited-style-name="Visited_20_Internet_20_Link">https://www.instagram.com/reel/DACX4m5Nwfx/?utm_source=ig_web_copy_link&amp;igsh=MzRlODBiNWFlZA</text:a>==</text:p>
      <text:p text:style-name="P1"><text:a xlink:type="simple" xlink:href="https://www.instagram.com/reel/C_P2_tYN1QM/?utm_source=ig_web_copy_link&amp;igsh=MzRlODBiNWFlZA" text:style-name="Internet_20_link" text:visited-style-name="Visited_20_Internet_20_Link">https://www.instagram.com/reel/C_P2_tYN1QM/?utm_source=ig_web_copy_link&amp;igsh=MzRlODBiNWFlZA</text:a>==</text:p>
      <text:p text:style-name="P1"><text:a xlink:type="simple" xlink:href="https://www.instagram.com/reel/C9pJIo_J6ae/?utm_source=ig_web_copy_link&amp;igsh=MzRlODBiNWFlZA" text:style-name="Internet_20_link" text:visited-style-name="Visited_20_Internet_20_Link">https://www.instagram.com/reel/C9pJIo_J6ae/?utm_source=ig_web_copy_link&amp;igsh=MzRlODBiNWFlZA</text:a>==</text:p>
      <text:p text:style-name="P1"><text:a xlink:type="simple" xlink:href="https://www.instagram.com/reel/C_I0cFDpYpT/?utm_source=ig_web_copy_link&amp;igsh=MzRlODBiNWFlZA" text:style-name="Internet_20_link" text:visited-style-name="Visited_20_Internet_20_Link">https://www.instagram.com/reel/C_I0cFDpYpT/?utm_source=ig_web_copy_link&amp;igsh=MzRlODBiNWFlZA</text:a>==</text:p>
      <text:p text:style-name="P1"><text:a xlink:type="simple" xlink:href="https://www.instagram.com/reel/DALr4XFuVj4/?utm_source=ig_web_copy_link&amp;igsh=MzRlODBiNWFlZA" text:style-name="Internet_20_link" text:visited-style-name="Visited_20_Internet_20_Link">https://www.instagram.com/reel/DALr4XFuVj4/?utm_source=ig_web_copy_link&amp;igsh=MzRlODBiNWFlZA</text:a>==</text:p>
      <text:p text:style-name="P1"><text:tab/>Cypher :</text:p>
      <text:p text:style-name="P1"><text:a xlink:type="simple" xlink:href="https://www.instagram.com/reel/C8VMTLwMpml/?utm_source=ig_web_copy_link&amp;igsh=MzRlODBiNWFlZA" text:style-name="Internet_20_link" text:visited-style-name="Visited_20_Internet_20_Link">https://www.instagram.com/reel/C8VMTLwMpml/?utm_source=ig_web_copy_link&amp;igsh=MzRlODBiNWFlZA</text:a>==</text:p>
      <text:p text:style-name="P1"><text:tab/><text:span text:style-name="T1">Yoru :</text:span></text:p>
      <text:p text:style-name="P1"><text:a xlink:type="simple" xlink:href="https://www.instagram.com/reel/C_5jvECt-RS/?utm_source=ig_web_copy_link&amp;igsh=MzRlODBiNWFlZA" text:style-name="Internet_20_link" text:visited-style-name="Visited_20_Internet_20_Link">https://www.instagram.com/reel/C_5jvECt-RS/?utm_source=ig_web_copy_link&amp;igsh=MzRlODBiNWFlZA</text:a>==</text:p>
      <text:p text:style-name="P1"><text:tab/><text:span text:style-name="T1">Gecko :</text:span></text:p>
      <text:p text:style-name="P1"><text:a xlink:type="simple" xlink:href="https://www.instagram.com/reel/DBK0x9Ao_nC/?utm_source=ig_web_copy_link&amp;igsh=MzRlODBiNWFlZA" text:style-name="Internet_20_link" text:visited-style-name="Visited_20_Internet_20_Link">https://www.instagram.com/reel/DBK0x9Ao_nC/?utm_source=ig_web_copy_link&amp;igsh=MzRlODBiNWFlZA</text:a>==</text:p>
      <text:p text:style-name="P1"><text:tab/><text:span text:style-name="T3">Brimstone :</text:span></text:p>
      <text:p text:style-name="P1"><text:a xlink:type="simple" xlink:href="https://www.instagram.com/reel/DBy8jyBNF8_/?utm_source=ig_web_copy_link&amp;igsh=MzRlODBiNWFlZA" text:style-name="Internet_20_link" text:visited-style-name="Visited_20_Internet_20_Link">https://www.instagram.com/reel/DBy8jyBNF8_/?utm_source=ig_web_copy_link&amp;igsh=MzRlODBiNWFlZA</text:a>==</text:p>
      <text:p text:style-name="P1"><text:a xlink:type="simple" xlink:href="https://www.instagram.com/reel/DBWWtSsso87/?utm_source=ig_web_copy_link&amp;igsh=MzRlODBiNWFlZA" text:style-name="Internet_20_link" text:visited-style-name="Visited_20_Internet_20_Link">https://www.instagram.com/reel/DBWWtSsso87/?utm_source=ig_web_copy_link&amp;igsh=MzRlODBiNWFlZA</text:a>==</text:p>
      <text:p text:style-name="P1"/>
      <text:p text:style-name="P1"><text:span text:style-name="T2">Pearl</text:span> : Sage :</text:p>
      <text:p text:style-name="P1"><text:a xlink:type="simple" xlink:href="https://www.instagram.com/reel/DBl3mFptBmQ/?utm_source=ig_web_copy_link&amp;igsh=MzRlODBiNWFlZA" text:style-name="Internet_20_link" text:visited-style-name="Visited_20_Internet_20_Link">https://www.instagram.com/reel/DBl3mFptBmQ/?utm_source=ig_web_copy_link&amp;igsh=MzRlODBiNWFlZA</text:a>==</text:p>
      <text:p text:style-name="P1"><text:tab/><text:span text:style-name="T1">Brimstone :</text:span></text:p>
      <text:p text:style-name="P1"><text:a xlink:type="simple" xlink:href="https://www.instagram.com/reel/DA99IdhIFlE/?utm_source=ig_web_copy_link&amp;igsh=MzRlODBiNWFlZA" text:style-name="Internet_20_link" text:visited-style-name="Visited_20_Internet_20_Link">https://www.instagram.com/reel/DA99IdhIFlE/?utm_source=ig_web_copy_link&amp;igsh=MzRlODBiNWFlZA</text:a>==</text:p>
      <text:p text:style-name="P1"/>
      <text:p text:style-name="P1"><text:span text:style-name="T2">Bind</text:span> : Sova :</text:p>
      <text:p text:style-name="P1"><text:a xlink:type="simple" xlink:href="https://www.instagram.com/reel/C_dFRokMmIC/?utm_source=ig_web_copy_link&amp;igsh=MzRlODBiNWFlZA" text:style-name="Internet_20_link" text:visited-style-name="Visited_20_Internet_20_Link">https://www.instagram.com/reel/C_dFRokMmIC/?utm_source=ig_web_copy_link&amp;igsh=MzRlODBiNWFlZA</text:a>==</text:p>
      <text:p text:style-name="P1"><text:a xlink:type="simple" xlink:href="https://www.instagram.com/reel/C_XmZn8J2t9/?utm_source=ig_web_copy_link&amp;igsh=MzRlODBiNWFlZA" text:style-name="Internet_20_link" text:visited-style-name="Visited_20_Internet_20_Link"><text:soft-page-break/>https://www.instagram.com/reel/C_XmZn8J2t9/?utm_source=ig_web_copy_link&amp;igsh=MzRlODBiNWFlZA</text:a>==</text:p>
      <text:p text:style-name="P1"><text:a xlink:type="simple" xlink:href="https://www.instagram.com/reel/C738hfPptuu/?utm_source=ig_web_copy_link&amp;igsh=MzRlODBiNWFlZA" text:style-name="Internet_20_link" text:visited-style-name="Visited_20_Internet_20_Link">https://www.instagram.com/reel/C738hfPptuu/?utm_source=ig_web_copy_link&amp;igsh=MzRlODBiNWFlZA</text:a>==</text:p>
      <text:p text:style-name="P1"><text:a xlink:type="simple" xlink:href="https://www.instagram.com/reel/DA_W0QzOBs3/?utm_source=ig_web_copy_link&amp;igsh=MzRlODBiNWFlZA" text:style-name="Internet_20_link" text:visited-style-name="Visited_20_Internet_20_Link">https://www.instagram.com/reel/DA_W0QzOBs3/?utm_source=ig_web_copy_link&amp;igsh=MzRlODBiNWFlZA</text:a>==</text:p>
      <text:p text:style-name="P1"><text:tab/><text:span text:style-name="T1">Viper : </text:span></text:p>
      <text:p text:style-name="P1"><text:a xlink:type="simple" xlink:href="https://www.instagram.com/reel/C-X4DbFxBg2/?utm_source=ig_web_copy_link&amp;igsh=MzRlODBiNWFlZA" text:style-name="Internet_20_link" text:visited-style-name="Visited_20_Internet_20_Link">https://www.instagram.com/reel/C-X4DbFxBg2/?utm_source=ig_web_copy_link&amp;igsh=MzRlODBiNWFlZA</text:a>==</text:p>
      <text:p text:style-name="P1"><text:tab/><text:span text:style-name="T1">Deadlock :</text:span></text:p>
      <text:p text:style-name="P1"><text:a xlink:type="simple" xlink:href="https://www.instagram.com/reel/C-9OKPIqfW0/?utm_source=ig_web_copy_link&amp;igsh=MzRlODBiNWFlZA" text:style-name="Internet_20_link" text:visited-style-name="Visited_20_Internet_20_Link">https://www.instagram.com/reel/C-9OKPIqfW0/?utm_source=ig_web_copy_link&amp;igsh=MzRlODBiNWFlZA</text:a>==</text:p>
      <text:p text:style-name="P1"><text:tab/>B<text:span text:style-name="T3">rimstone :</text:span></text:p>
      <text:p text:style-name="P1"><text:a xlink:type="simple" xlink:href="https://www.instagram.com/reel/DAlQ-uAOLYX/?utm_source=ig_web_copy_link&amp;igsh=MzRlODBiNWFlZA" text:style-name="Internet_20_link" text:visited-style-name="Visited_20_Internet_20_Link">https://www.instagram.com/reel/DAlQ-uAOLYX/?utm_source=ig_web_copy_link&amp;igsh=MzRlODBiNWFlZA</text:a>==</text:p>
      <text:p text:style-name="P1"><text:tab/><text:span text:style-name="T3">Gecko :</text:span></text:p>
      <text:p text:style-name="P1"><text:a xlink:type="simple" xlink:href="https://www.instagram.com/reel/DBYYGvTxmdq/?utm_source=ig_web_copy_link&amp;igsh=MzRlODBiNWFlZA" text:style-name="Internet_20_link" text:visited-style-name="Visited_20_Internet_20_Link">https://www.instagram.com/reel/DBYYGvTxmdq/?utm_source=ig_web_copy_link&amp;igsh=MzRlODBiNWFlZA</text:a>==</text:p>
      <text:p text:style-name="P1"><text:tab/><text:span text:style-name="T3">Fade :</text:span></text:p>
      <text:p text:style-name="P1"><text:a xlink:type="simple" xlink:href="https://www.instagram.com/reel/DAv3dY1sbW2/?utm_source=ig_web_copy_link&amp;igsh=MzRlODBiNWFlZA" text:style-name="Internet_20_link" text:visited-style-name="Visited_20_Internet_20_Link">https://www.instagram.com/reel/DAv3dY1sbW2/?utm_source=ig_web_copy_link&amp;igsh=MzRlODBiNWFlZA</text:a>==</text:p>
      <text:p text:style-name="P1"><text:tab/><text:span text:style-name="T3">Yoru :</text:span></text:p>
      <text:p text:style-name="P1"><text:a xlink:type="simple" xlink:href="https://www.instagram.com/reel/DBYxjoKq9aq/?utm_source=ig_web_copy_link&amp;igsh=MzRlODBiNWFlZA" text:style-name="Internet_20_link" text:visited-style-name="Visited_20_Internet_20_Link">https://www.instagram.com/reel/DBYxjoKq9aq/?utm_source=ig_web_copy_link&amp;igsh=MzRlODBiNWFlZA</text:a>==</text:p>
      <text:p text:style-name="P1"/>
      <text:p text:style-name="P1"><text:span text:style-name="T2">Sunset </text:span>: Brimstone :</text:p>
      <text:p text:style-name="P1"><text:a xlink:type="simple" xlink:href="https://www.instagram.com/reel/DBeMUJ-sREX/?utm_source=ig_web_copy_link&amp;igsh=MzRlODBiNWFlZA" text:style-name="Internet_20_link" text:visited-style-name="Visited_20_Internet_20_Link">https://www.instagram.com/reel/DBeMUJ-sREX/?utm_source=ig_web_copy_link&amp;igsh=MzRlODBiNWFlZA</text:a>==</text:p>
      <text:p text:style-name="P1"><text:a xlink:type="simple" xlink:href="https://www.instagram.com/reel/DBVe9s9seqX/?utm_source=ig_web_copy_link&amp;igsh=MzRlODBiNWFlZA" text:style-name="Internet_20_link" text:visited-style-name="Visited_20_Internet_20_Link">https://www.instagram.com/reel/DBVe9s9seqX/?utm_source=ig_web_copy_link&amp;igsh=MzRlODBiNWFlZA</text:a>==</text:p>
      <text:p text:style-name="P1"><text:tab/>Killjoy :</text:p>
      <text:p text:style-name="P1"><text:a xlink:type="simple" xlink:href="https://www.instagram.com/reel/DBmZL41NKw6/?utm_source=ig_web_copy_link&amp;igsh=MzRlODBiNWFlZA" text:style-name="Internet_20_link" text:visited-style-name="Visited_20_Internet_20_Link">https://www.instagram.com/reel/DBmZL41NKw6/?utm_source=ig_web_copy_link&amp;igsh=MzRlODBiNWFlZA</text:a>==</text:p>
      <text:p text:style-name="P1"><text:tab/><text:span text:style-name="T1">Sova :</text:span></text:p>
      <text:p text:style-name="P1"><text:a xlink:type="simple" xlink:href="https://www.instagram.com/reel/C_2r4JVOgUu/?utm_source=ig_web_copy_link&amp;igsh=MzRlODBiNWFlZA" text:style-name="Internet_20_link" text:visited-style-name="Visited_20_Internet_20_Link">https://www.instagram.com/reel/C_2r4JVOgUu/?utm_source=ig_web_copy_link&amp;igsh=MzRlODBiNWFlZA</text:a>==</text:p>
      <text:p text:style-name="P1"><text:a xlink:type="simple" xlink:href="https://www.instagram.com/reel/C-sfXbYtdYg/?utm_source=ig_web_copy_link&amp;igsh=MzRlODBiNWFlZA" text:style-name="Internet_20_link" text:visited-style-name="Visited_20_Internet_20_Link">https://www.instagram.com/reel/C-sfXbYtdYg/?utm_source=ig_web_copy_link&amp;igsh=MzRlODBiNWFlZA</text:a>==</text:p>
      <text:p text:style-name="P1"><text:a xlink:type="simple" xlink:href="https://www.instagram.com/reel/C-oWAzAN7nh/?utm_source=ig_web_copy_link&amp;igsh=MzRlODBiNWFlZA" text:style-name="Internet_20_link" text:visited-style-name="Visited_20_Internet_20_Link">https://www.instagram.com/reel/C-oWAzAN7nh/?utm_source=ig_web_copy_link&amp;igsh=MzRlODBiNWFlZA</text:a>==</text:p>
      <text:p text:style-name="P1"><text:tab/><text:span text:style-name="T3">Gecko :</text:span></text:p>
      <text:p text:style-name="P1"><text:a xlink:type="simple" xlink:href="https://www.instagram.com/reel/DB2v26UNhJ4/?utm_source=ig_web_copy_link&amp;igsh=MzRlODBiNWFlZA" text:style-name="Internet_20_link" text:visited-style-name="Visited_20_Internet_20_Link">https://www.instagram.com/reel/DB2v26UNhJ4/?utm_source=ig_web_copy_link&amp;igsh=MzRlODBiNWFlZA</text:a>==</text:p>
      <text:p text:style-name="P1"><text:tab/><text:span text:style-name="T3">Yoru :</text:span></text:p>
      <text:p text:style-name="P1"><text:a xlink:type="simple" xlink:href="https://www.instagram.com/reel/C_0hsE8Nm5o/?utm_source=ig_web_copy_link&amp;igsh=MzRlODBiNWFlZA" text:style-name="Internet_20_link" text:visited-style-name="Visited_20_Internet_20_Link">https://www.instagram.com/reel/C_0hsE8Nm5o/?utm_source=ig_web_copy_link&amp;igsh=MzRlODBiNWFlZA</text:a>==</text:p>
      <text:p text:style-name="P1"/>
      <text:p text:style-name="P1"><text:span text:style-name="T2">Abyss</text:span> : Sova :</text:p>
      <text:p text:style-name="P1"><text:a xlink:type="simple" xlink:href="https://www.instagram.com/reel/C-rRjuAtasl/?utm_source=ig_web_copy_link&amp;igsh=MzRlODBiNWFlZA" text:style-name="Internet_20_link" text:visited-style-name="Visited_20_Internet_20_Link">https://www.instagram.com/reel/C-rRjuAtasl/?utm_source=ig_web_copy_link&amp;igsh=MzRlODBiNWFlZA</text:a>==</text:p>
      <text:p text:style-name="P1"><text:a xlink:type="simple" xlink:href="https://www.instagram.com/reel/C_VBfxspzAm/?utm_source=ig_web_copy_link&amp;igsh=MzRlODBiNWFlZA" text:style-name="Internet_20_link" text:visited-style-name="Visited_20_Internet_20_Link">https://www.instagram.com/reel/C_VBfxspzAm/?utm_source=ig_web_copy_link&amp;igsh=MzRlODBiNWFlZA</text:a>==</text:p>
      <text:p text:style-name="P1"><text:a xlink:type="simple" xlink:href="https://www.instagram.com/reel/C_aaJO9uzMU/?utm_source=ig_web_copy_link&amp;igsh=MzRlODBiNWFlZA" text:style-name="Internet_20_link" text:visited-style-name="Visited_20_Internet_20_Link"><text:soft-page-break/>https://www.instagram.com/reel/C_aaJO9uzMU/?utm_source=ig_web_copy_link&amp;igsh=MzRlODBiNWFlZA</text:a>==</text:p>
      <text:p text:style-name="P1"><text:a xlink:type="simple" xlink:href="https://www.instagram.com/reel/DAbQ5iGOYOi/?utm_source=ig_web_copy_link&amp;igsh=MzRlODBiNWFlZA" text:style-name="Internet_20_link" text:visited-style-name="Visited_20_Internet_20_Link">https://www.instagram.com/reel/DAbQ5iGOYOi/?utm_source=ig_web_copy_link&amp;igsh=MzRlODBiNWFlZA</text:a>==</text:p>
      <text:p text:style-name="P1"><text:tab/><text:span text:style-name="T1">Yoru :</text:span></text:p>
      <text:p text:style-name="P1"><text:a xlink:type="simple" xlink:href="https://www.instagram.com/reel/C-26q4ttbNV/?utm_source=ig_web_copy_link&amp;igsh=MzRlODBiNWFlZA" text:style-name="Internet_20_link" text:visited-style-name="Visited_20_Internet_20_Link">https://www.instagram.com/reel/C-26q4ttbNV/?utm_source=ig_web_copy_link&amp;igsh=MzRlODBiNWFlZA</text:a>==</text:p>
      <text:p text:style-name="P1"><text:tab/><text:span text:style-name="T1">Brimstone :</text:span></text:p>
      <text:p text:style-name="P1"><text:a xlink:type="simple" xlink:href="https://www.instagram.com/reel/DB14vXsNdet/?utm_source=ig_web_copy_link&amp;igsh=MzRlODBiNWFlZA" text:style-name="Internet_20_link" text:visited-style-name="Visited_20_Internet_20_Link">https://www.instagram.com/reel/DB14vXsNdet/?utm_source=ig_web_copy_link&amp;igsh=MzRlODBiNWFlZA</text:a>==</text:p>
      <text:p text:style-name="P1"><text:a xlink:type="simple" xlink:href="https://www.instagram.com/reel/DBQcDRsNyni/?utm_source=ig_web_copy_link&amp;igsh=MzRlODBiNWFlZA" text:style-name="Internet_20_link" text:visited-style-name="Visited_20_Internet_20_Link">https://www.instagram.com/reel/DBQcDRsNyni/?utm_source=ig_web_copy_link&amp;igsh=MzRlODBiNWFlZA</text:a>==</text:p>
      <text:p text:style-name="P1"/>
      <text:p text:style-name="P1"><text:span text:style-name="T2">Split</text:span> : Brimstone :</text:p>
      <text:p text:style-name="P1"><text:a xlink:type="simple" xlink:href="https://www.instagram.com/reel/DBgxBQusVHa/?utm_source=ig_web_copy_link&amp;igsh=MzRlODBiNWFlZA" text:style-name="Internet_20_link" text:visited-style-name="Visited_20_Internet_20_Link">https://www.instagram.com/reel/DBgxBQusVHa/?utm_source=ig_web_copy_link&amp;igsh=MzRlODBiNWFlZA</text:a>==</text:p>
      <text:p text:style-name="P1"/>
      <text:p text:style-name="P1"><text:span text:style-name="T2">Lotus</text:span> : Gecko :</text:p>
      <text:p text:style-name="P1"><text:a xlink:type="simple" xlink:href="https://www.instagram.com/reel/C-p4kWLxsHh/?utm_source=ig_web_copy_link&amp;igsh=MzRlODBiNWFlZA" text:style-name="Internet_20_link" text:visited-style-name="Visited_20_Internet_20_Link">https://www.instagram.com/reel/C-p4kWLxsHh/?utm_source=ig_web_copy_link&amp;igsh=MzRlODBiNWFlZA</text:a>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0:59:10.501000000</meta:creation-date>
    <dc:date>2024-11-04T14:11:56.371000000</dc:date>
    <meta:editing-duration>PT6M8S</meta:editing-duration>
    <meta:editing-cycles>1</meta:editing-cycles>
    <meta:document-statistic meta:table-count="0" meta:image-count="0" meta:object-count="0" meta:page-count="4" meta:paragraph-count="100" meta:word-count="157" meta:character-count="6350" meta:non-whitespace-character-count="6263"/>
    <meta:generator>LibreOffice/24.2.4.2$Windows_X86_64 LibreOffice_project/51a6219feb6075d9a4c46691dcfe0cd9c4fff3c2</meta:generator>
  </office:meta>
</office:document-meta>
</file>